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IEGO TRINDADE BUENO</text:p>
          </table:table-cell>
          <table:table-cell office:value-type="string" table:style-name="ce5">
            <text:p>MELHORADA</text:p>
          </table:table-cell>
          <table:table-cell office:value-type="float" office:value="53981649683" table:style-name="ce5">
            <text:p>53981649683</text:p>
          </table:table-cell>
          <table:table-cell office:value-type="date" office:date-value="2025-06-12T00:00:00" table:style-name="ce6">
            <text:p>12/06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MOREIRA CABRAL <text:s/>Nº16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RODRIGO DE OLIVEIRA RODRIGUES</text:p>
          </table:table-cell>
          <table:table-cell office:value-type="string" table:style-name="ce5">
            <text:p>MELHORADA</text:p>
          </table:table-cell>
          <table:table-cell office:value-type="float" office:value="53991143897" table:style-name="ce5">
            <text:p>53991143897</text:p>
          </table:table-cell>
          <table:table-cell office:value-type="date" office:date-value="2025-06-12T00:00:00" table:style-name="ce6">
            <text:p>12/06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CORREDOR DO OBELISCO <text:s/>Nº170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VALDECI DA SILVA PEREIRA</text:p>
          </table:table-cell>
          <table:table-cell office:value-type="string" table:style-name="ce5">
            <text:p>MELHORADA</text:p>
          </table:table-cell>
          <table:table-cell office:value-type="float" office:value="53991330572" table:style-name="ce5">
            <text:p>53991330572</text:p>
          </table:table-cell>
          <table:table-cell office:value-type="date" office:date-value="2025-06-12T00:00:00" table:style-name="ce6">
            <text:p>12/06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NOVE <text:s/>Nº373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URO SILVA CARVALHO</text:p>
          </table:table-cell>
          <table:table-cell office:value-type="string" table:style-name="ce5">
            <text:p>MELHORADA</text:p>
          </table:table-cell>
          <table:table-cell office:value-type="float" office:value="53991498485" table:style-name="ce5">
            <text:p>53991498485</text:p>
          </table:table-cell>
          <table:table-cell office:value-type="date" office:date-value="2025-06-14T00:00:00" table:style-name="ce6">
            <text:p>14/06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HELENA ASSUMPÇÃO Nº162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NATHAN ROSARIO DA SILVA</text:p>
          </table:table-cell>
          <table:table-cell office:value-type="string" table:style-name="ce5">
            <text:p>MELHORADA</text:p>
          </table:table-cell>
          <table:table-cell office:value-type="float" office:value="53984797724" table:style-name="ce5">
            <text:p>53984797724</text:p>
          </table:table-cell>
          <table:table-cell office:value-type="date" office:date-value="2025-06-18T00:00:00" table:style-name="ce6">
            <text:p>18/06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MARQUES DE OLINDA Nº790</text:p>
          </table:table-cell>
          <table:table-cell office:value-type="string" table:style-name="ce8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AVI MOURA DE SOUZA</text:p>
          </table:table-cell>
          <table:table-cell office:value-type="string" table:style-name="ce5">
            <text:p>MELHORADA</text:p>
          </table:table-cell>
          <table:table-cell office:value-type="float" office:value="53984367334" table:style-name="ce5">
            <text:p>53984367334</text:p>
          </table:table-cell>
          <table:table-cell office:value-type="date" office:date-value="2025-06-19T00:00:00" table:style-name="ce6">
            <text:p>19/06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AVENIDA UM <text:s/>Nº35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NTONIO OSCAR OLIVEIRA MACHADO</text:p>
          </table:table-cell>
          <table:table-cell office:value-type="string" table:style-name="ce5">
            <text:p>MELHORADA</text:p>
          </table:table-cell>
          <table:table-cell office:value-type="float" office:value="53984614118" table:style-name="ce5">
            <text:p>53984614118</text:p>
          </table:table-cell>
          <table:table-cell office:value-type="date" office:date-value="2025-06-19T00:00:00" table:style-name="ce6">
            <text:p>19/06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JOAO HAICAL <text:s text:c="2"/>Nº46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BRUNA DA CUNHA ARAUJO</text:p>
          </table:table-cell>
          <table:table-cell office:value-type="string" table:style-name="ce5">
            <text:p>MELHORADA</text:p>
          </table:table-cell>
          <table:table-cell office:value-type="float" office:value="53984461057" table:style-name="ce5">
            <text:p>53984461057</text:p>
          </table:table-cell>
          <table:table-cell office:value-type="date" office:date-value="2025-06-20T00:00:00" table:style-name="ce6">
            <text:p>20/06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AVENIDA ZEFERINO COSTA <text:s text:c="2"/>Nº304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TRICIA LOPES DE AVILA</text:p>
          </table:table-cell>
          <table:table-cell office:value-type="string" table:style-name="ce5">
            <text:p>MELHORADA</text:p>
          </table:table-cell>
          <table:table-cell office:value-type="float" office:value="53999824266" table:style-name="ce5">
            <text:p>53999824266</text:p>
          </table:table-cell>
          <table:table-cell office:value-type="date" office:date-value="2025-06-20T00:00:00" table:style-name="ce6">
            <text:p>20/06/25</text:p>
          </table:table-cell>
          <table:table-cell office:value-type="string" table:style-name="ce5">
            <text:p>F332</text:p>
          </table:table-cell>
          <table:table-cell office:value-type="string" table:style-name="ce4">
            <text:p>RUA PROFESSOR <text:s/>SOUZA LOBO <text:s/>Nº97</text:p>
          </table:table-cell>
          <table:table-cell office:value-type="string" table:style-name="ce9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RISTIANO LIMA PORCELLA</text:p>
          </table:table-cell>
          <table:table-cell office:value-type="string" table:style-name="ce5">
            <text:p>MELHORADA</text:p>
          </table:table-cell>
          <table:table-cell office:value-type="float" office:value="53991035269" table:style-name="ce5">
            <text:p>53991035269</text:p>
          </table:table-cell>
          <table:table-cell office:value-type="date" office:date-value="2025-06-21T00:00:00" table:style-name="ce6">
            <text:p>21/06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AV . ENGENHEIRO SIMOES LOPES Nº73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IA JUSSARA COSTA PEREIRA</text:p>
          </table:table-cell>
          <table:table-cell office:value-type="string" table:style-name="ce5">
            <text:p>MELHORADA</text:p>
          </table:table-cell>
          <table:table-cell office:value-type="float" office:value="53984737191" table:style-name="ce5">
            <text:p>53984737191</text:p>
          </table:table-cell>
          <table:table-cell office:value-type="date" office:date-value="2025-06-23T00:00:00" table:style-name="ce6">
            <text:p>23/06/25</text:p>
          </table:table-cell>
          <table:table-cell office:value-type="string" table:style-name="ce5">
            <text:p>F333</text:p>
          </table:table-cell>
          <table:table-cell office:value-type="string" table:style-name="ce4">
            <text:p>AVENIDA AUGUSTO SANTHILARE <text:s/>Nº157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YURI DA SILVA CANTO</text:p>
          </table:table-cell>
          <table:table-cell office:value-type="string" table:style-name="ce5">
            <text:p>MELHORADA</text:p>
          </table:table-cell>
          <table:table-cell office:value-type="float" office:value="53981148640" table:style-name="ce5">
            <text:p>53981148640</text:p>
          </table:table-cell>
          <table:table-cell office:value-type="date" office:date-value="2025-06-23T00:00:00" table:style-name="ce6">
            <text:p>23/06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DOZE <text:s/>Nº127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DRIGO DA SILVA BIALVA</text:p>
          </table:table-cell>
          <table:table-cell office:value-type="string" table:style-name="ce5">
            <text:p>MELHORADA</text:p>
          </table:table-cell>
          <table:table-cell office:value-type="float" office:value="53991900553" table:style-name="ce5">
            <text:p>53991900553</text:p>
          </table:table-cell>
          <table:table-cell office:value-type="date" office:date-value="2025-06-23T00:00:00" table:style-name="ce6">
            <text:p>23/06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. GENERAL JOAO NINES DA SILVA TAVARES Nº35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IO DANIEL FARIAS CARRETT</text:p>
          </table:table-cell>
          <table:table-cell office:value-type="string" table:style-name="ce5">
            <text:p>MELHORADA</text:p>
          </table:table-cell>
          <table:table-cell office:value-type="float" office:value="53984435218" table:style-name="ce5">
            <text:p>53984435218</text:p>
          </table:table-cell>
          <table:table-cell office:value-type="date" office:date-value="2025-06-24T00:00:00" table:style-name="ce6">
            <text:p>24/06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DR. JOAO JACINTO <text:s/>DE MENDONÇA Nº13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IDIANE VIEIRA DE OLIVEIRA<text:s/>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6-26T00:00:00" table:style-name="ce6">
            <text:p>26/06/25</text:p>
          </table:table-cell>
          <table:table-cell office:value-type="string" table:style-name="ce5">
            <text:p>F192</text:p>
          </table:table-cell>
          <table:table-cell table:style-name="ce4"/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TAIS NUNES</text:p>
          </table:table-cell>
          <table:table-cell office:value-type="string" table:style-name="ce5">
            <text:p>MELHORADA</text:p>
          </table:table-cell>
          <table:table-cell office:value-type="float" office:value="53984428367" table:style-name="ce5">
            <text:p>53984428367</text:p>
          </table:table-cell>
          <table:table-cell office:value-type="date" office:date-value="2025-06-26T00:00:00" table:style-name="ce6">
            <text:p>26/06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 DR. ARNALDO DA SILVA FERREIRA <text:s/>Nº366</text:p>
          </table:table-cell>
          <table:table-cell office:value-type="string" table:style-name="ce10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ALEX SANDER DE MORAES AMARAL</text:p>
          </table:table-cell>
          <table:table-cell office:value-type="string" table:style-name="ce5">
            <text:p>MELHORADA</text:p>
          </table:table-cell>
          <table:table-cell office:value-type="float" office:value="53984684042" table:style-name="ce5">
            <text:p>53984684042</text:p>
          </table:table-cell>
          <table:table-cell office:value-type="date" office:date-value="2025-06-27T00:00:00" table:style-name="ce6">
            <text:p>27/06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. MANOEL LUCAS DE OLIVEIRA <text:s/>Nº1296</text:p>
          </table:table-cell>
          <table:table-cell office:value-type="string" table:style-name="ce10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WAGNER AUGUSTO LINHARES</text:p>
          </table:table-cell>
          <table:table-cell office:value-type="string" table:style-name="ce5">
            <text:p>MELHORADA</text:p>
          </table:table-cell>
          <table:table-cell office:value-type="float" office:value="53999837401" table:style-name="ce5">
            <text:p>53999837401</text:p>
          </table:table-cell>
          <table:table-cell office:value-type="date" office:date-value="2025-06-26T00:00:00" table:style-name="ce6">
            <text:p>26/06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CARLOS GOTUZZO GIACOBONI <text:s/>Nº2843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4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Usuário do Windows</meta:initial-creator>
    <dc:creator>Recepção Coordenação</dc:creator>
    <meta:creation-date>2016-07-13T11:42:24Z</meta:creation-date>
    <dc:date>2025-06-30T14:24:22Z</dc:date>
    <meta:print-date>2024-06-07T20:11:09Z</meta:print-date>
    <meta:editing-cycles>4109</meta:editing-cycles>
    <meta:editing-duration>PT4597053S</meta:editing-duration>
  </office:meta>
</office:document-meta>
</file>